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Kalibrierung:</text:p>
      <text:p text:style-name="P1">- 4 Passermarken die am Start angeklickt werden müssen</text:p>
      <text:p text:style-name="P1">- Kalibrierung gibt 4 Koordinaten, sodass man diese später austauschen kann</text:p>
      <text:p text:style-name="P1"/>
      <text:p text:style-name="P1">Bereich:</text:p>
      <text:p text:style-name="P1">- 300x300 mm (Spanplatte ?)</text:p>
      <text:p text:style-name="P1">- dunkle Platte (nur nicht rötlich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04</meta:generator>
  </office:meta>
</office:document-meta>
</file>